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05cm" fo:min-width="26.6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35cm" fo:min-width="24.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55cm" fo:min-width="3.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cm" fo:min-width="3.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75cm" fo:min-width="2.4cm"/>
    </style:style>
    <style:style style:name="gr6" style:family="graphic" style:parent-style-name="standard">
      <style:graphic-properties draw:stroke="solid" svg:stroke-color="#000000" draw:fill="none" draw:fill-color="#ffffff" fo:min-height="2.5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63cm" fo:min-width="0.0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75cm" fo:min-width="9.2cm"/>
    </style:style>
    <style:style style:name="gr10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75cm" fo:min-width="7.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81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07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72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375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63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1cm" svg:stroke-color="#000000" draw:marker-start-width="0.5cm" draw:marker-end="Arrow" draw:marker-end-width="0.6cm" draw:fill="none" draw:fill-color="#000000" draw:textarea-vertical-align="middle" fo:padding-top="0.175cm" fo:padding-bottom="0.175cm" fo:padding-left="0.3cm" fo:padding-right="0.3cm" draw:shadow="hidden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language="fr" fo:country="FR"/>
    </style:style>
    <style:style style:name="P5" style:family="paragraph">
      <loext:graphic-properties draw:fill="solid" draw:fill-color="#ffffff"/>
      <style:paragraph-properties fo:text-align="center"/>
      <style:text-properties fo:font-size="15pt" fo:language="fr" fo:country="F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6e6ff"/>
      <style:paragraph-properties fo:text-align="center"/>
      <style:text-properties style:text-underline-style="solid" style:text-underline-width="auto" style:text-underline-color="#000000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15pt" fo:language="fr" fo:country="FR"/>
    </style:style>
    <style:style style:name="T3" style:family="text">
      <style:text-properties fo:color="#000000"/>
    </style:style>
    <style:style style:name="T4" style:family="text">
      <style:text-properties style:text-underline-style="solid" style:text-underline-width="auto" style:text-underline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1cm" svg:height="6.3cm" svg:x="1.6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cm" svg:height="6.6cm" svg:x="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cm" svg:height="2.8cm" svg:x="2.9cm" svg:y="4.5cm">
          <text:p text:style-name="P3"><text:span text:style-name="T1">ACQUÉRIR :</text:span></text:p>
          <text:p text:style-name="P3"><text:span text:style-name="T1"/></text:p>
          <text:p text:style-name="P3"><text:span text:style-name="T1">Camér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8cm" svg:x="8.8cm" svg:y="4.5cm">
          <text:p text:style-name="P3"><text:span text:style-name="T1">TRAITER :</text:span></text:p>
          <text:p text:style-name="P3"><text:span text:style-name="T1"/></text:p>
          <text:p text:style-name="P3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cm" svg:height="2.8cm" svg:x="20.8cm" svg:y="4.5cm">
          <text:p text:style-name="P3"><text:span text:style-name="T2">COMMUNIQUER :</text:span></text:p>
          <text:p text:style-name="P3"><text:span text:style-name="T2"/></text:p>
          <text:p text:style-name="P3"><text:span text:style-name="T2">Port séri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8cm" svg:x="2.6cm" svg:y="11.5cm">
          <text:p text:style-name="P3"><text:span text:style-name="T1">ALIMENTER :</text:span></text:p>
          <text:p text:style-name="P3"><text:span text:style-name="T1">Prise/</text:span></text:p>
          <text:p text:style-name="P3"><text:span text:style-name="T1">Générateu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cm" svg:height="6cm" svg:x="25.6cm" svg:y="10.2cm">
          <text:p text:style-name="P3"><text:span text:style-name="T1">ACTION :</text:span></text:p>
          <text:p text:style-name="P3"><text:span text:style-name="T1"/></text:p>
          <text:p text:style-name="P3"><text:span text:style-name="T1">Refléter </text:span></text:p>
          <text:p text:style-name="P3"><text:span text:style-name="T1">l’image</text:span></text:p>
          <text:p text:style-name="P3"><text:span text:style-name="T1">reçue par</text:span></text:p>
          <text:p text:style-name="P3"><text:span text:style-name="T1">la camér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cm" svg:height="2.8cm" svg:x="20.2cm" svg:y="11.5cm">
          <text:p text:style-name="P3"><text:span text:style-name="T2">TRANSMETTRE :</text:span></text:p>
          <text:p text:style-name="P3"><text:span text:style-name="T2"/></text:p>
          <text:p text:style-name="P3"><text:span text:style-name="T2">Hélices du servo-</text:span></text:p>
          <text:p text:style-name="P3"><text:span text:style-name="T2">moteu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8cm" svg:x="14.5cm" svg:y="11.5cm">
          <text:p text:style-name="P3"><text:span text:style-name="T1">CONVERTIR :</text:span></text:p>
          <text:p text:style-name="P3"><text:span text:style-name="T1"/></text:p>
          <text:p text:style-name="P3"><text:span text:style-name="T1">Servo-moteu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4cm" svg:height="2.8cm" svg:x="8.6cm" svg:y="11.5cm">
          <text:p text:style-name="P3"><text:span text:style-name="T1">DISTRIBUER :</text:span></text:p>
          <text:p text:style-name="P3"><text:span text:style-name="T1"/></text:p>
          <text:p text:style-name="P3"><text:span text:style-name="T1">Shield I2C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4cm" svg:height="2.8cm" svg:x="2.9cm" svg:y="4.5cm">
          <draw:text-box>
            <text:p/>
            <text:p/>
            <text:p><text:span text:style-name="T3"/></text:p>
          </draw:text-box>
        </draw:frame>
        <draw:custom-shape draw:style-name="gr4" draw:text-style-name="P4" xml:id="id1" draw:id="id1" draw:layer="layout" svg:width="4.4cm" svg:height="2.8cm" svg:x="14.8cm" svg:y="4.5cm">
          <text:p text:style-name="P3"><text:span text:style-name="T1">TRAITER :</text:span></text:p>
          <text:p text:style-name="P3"><text:span text:style-name="T1"/></text:p>
          <text:p text:style-name="P3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cm" svg:height="1.5cm" svg:x="26.6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cm" svg:height="1.5cm" svg:x="26.6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9.7cm" svg:height="1cm" svg:x="10cm" svg:y="2.5cm">
          <text:p text:style-name="P3"><text:span text:style-name="T4">CHAÎNE D’INFORM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1cm" svg:height="1cm" svg:x="10.6cm" svg:y="15cm">
          <text:p text:style-name="P3"><text:span text:style-name="T4">CHAÎNE D’ÉNERGI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4cm" svg:x="13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6cm" svg:height="0.4cm" svg:x="6.975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1.8cm" svg:height="0.4cm" svg:x="0.8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3.5cm" svg:height="0.65cm" svg:x="25.225cm" svg:y="5.55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6cm" svg:height="0.401cm" svg:x="19.2cm" svg:y="5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6cm" svg:height="0.401cm" svg:x="13.2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.5cm" svg:height="0.4cm" svg:x="7.3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draw:layer="layout" svg:width="1cm" svg:height="0.4cm" svg:x="24.6cm" svg:y="1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3cm" svg:height="0.4cm" svg:x="18.9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0.1cm" svg:height="0.001cm" svg:x="11.9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8" draw:text-style-name="P10" draw:layer="layout" draw:type="curve" svg:x1="17cm" svg:y1="7.3cm" svg:x2="10.8cm" svg:y2="11.5cm" draw:start-shape="id1" draw:start-glue-point="2" draw:end-shape="id2" draw:end-glue-point="0" svg:d="M17000 7300c0 3150-6200 1050-6200 4200" svg:viewBox="0 0 6201 4201">
          <text:p/>
        </draw:connector>
        <draw:custom-shape draw:style-name="gr11" draw:text-style-name="P7" draw:layer="layout" svg:width="1.5cm" svg:height="0.4cm" svg:x="1.4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4:12:12.437000000</meta:creation-date>
    <dc:date>2018-09-10T16:22:48.892000000</dc:date>
    <meta:editing-duration>PT19M23S</meta:editing-duration>
    <meta:editing-cycles>5</meta:editing-cycles>
    <meta:generator>LibreOffice/5.3.6.1$Windows_X86_64 LibreOffice_project/686f202eff87ef707079aeb7f485847613344eb7</meta:generator>
    <meta:document-statistic meta:object-count="28"/>
  </office:meta>
</office:document-meta>
</file>